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1.27cm" svg:x="9.254cm" svg:y="1.635cm">
          <text:p text:style-name="P1"><text:span text:style-name="T1">Gestion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1.16cm" svg:y="4.175cm">
          <text:p text:style-name="P1"><text:span text:style-name="T1">Suggestion de</text:span></text:p>
          <text:p text:style-name="P1"><text:span text:style-name="T1">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4cm" svg:height="1.27cm" svg:x="1.635cm" svg:y="4.175cm">
          <text:p text:style-name="P1"><text:span text:style-name="T1">In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15.605cm" svg:y="4.175cm">
          <text:p text:style-name="P1"><text:span text:style-name="T1">Préférenc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3.54cm" svg:y="6.08cm">
          <text:p text:style-name="P1"><text:span text:style-name="T1">Formulaire</text:span></text:p>
          <text:p text:style-name="P1"><text:span text:style-name="T1">basiq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3.54cm" svg:y="7.985cm">
          <text:p text:style-name="P1"><text:span text:style-name="T1">Formulaire</text:span></text:p>
          <text:p text:style-name="P1"><text:span text:style-name="T1">détaill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17.51cm" svg:y="6.08cm">
          <text:p text:style-name="P1"><text:span text:style-name="T1">Liste programmes</text:span></text:p>
          <text:p text:style-name="P1"><text:span text:style-name="T1">avec filt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17.51cm" svg:y="7.985cm">
          <text:p text:style-name="P1"><text:span text:style-name="T1">Choix type et</text:span></text:p>
          <text:p text:style-name="P1"><text:span text:style-name="T1">niveau d'aler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905cm" svg:y1="4.175cm" svg:x2="10.524cm" svg:y2="2.905cm" draw:start-shape="id1" draw:start-glue-point="0" draw:end-shape="id2" draw:end-glue-point="2" svg:d="M2905 4175v-635h7619v-635" svg:viewBox="0 0 7620 1271">
          <text:p/>
        </draw:connector>
        <draw:connector draw:style-name="gr2" draw:text-style-name="P1" draw:layer="layout" svg:x1="16.875cm" svg:y1="4.175cm" svg:x2="10.524cm" svg:y2="2.905cm" draw:start-shape="id3" draw:start-glue-point="0" draw:end-shape="id2" draw:end-glue-point="2" svg:d="M16875 4175v-635h-6351v-635" svg:viewBox="0 0 6352 1271">
          <text:p/>
        </draw:connector>
        <draw:connector draw:style-name="gr2" draw:text-style-name="P1" draw:layer="layout" svg:x1="12.43cm" svg:y1="4.175cm" svg:x2="10.524cm" svg:y2="2.905cm" draw:start-shape="id4" draw:start-glue-point="0" draw:end-shape="id2" svg:d="M12430 4175v-635h-1906v-635" svg:viewBox="0 0 1907 1271">
          <text:p/>
        </draw:connector>
        <draw:connector draw:style-name="gr2" draw:text-style-name="P1" draw:layer="layout" svg:x1="3.54cm" svg:y1="6.715cm" svg:x2="2.905cm" svg:y2="5.445cm" draw:start-shape="id5" draw:start-glue-point="3" draw:end-shape="id1" draw:end-glue-point="2" svg:d="M3540 6715h-635v-1270" svg:viewBox="0 0 636 1271">
          <text:p/>
        </draw:connector>
        <draw:connector draw:style-name="gr2" draw:text-style-name="P1" draw:layer="layout" svg:x1="3.54cm" svg:y1="8.62cm" svg:x2="2.905cm" svg:y2="5.445cm" draw:start-shape="id6" draw:start-glue-point="3" draw:end-shape="id1" svg:d="M3540 8620h-635v-3175" svg:viewBox="0 0 636 3176">
          <text:p/>
        </draw:connector>
        <draw:connector draw:style-name="gr2" draw:text-style-name="P1" draw:layer="layout" svg:x1="17.51cm" svg:y1="6.715cm" svg:x2="16.875cm" svg:y2="5.445cm" draw:start-shape="id7" draw:start-glue-point="3" draw:end-shape="id3" svg:d="M17510 6715h-635v-1270" svg:viewBox="0 0 636 1271">
          <text:p/>
        </draw:connector>
        <draw:connector draw:style-name="gr2" draw:text-style-name="P1" draw:layer="layout" svg:x1="17.51cm" svg:y1="8.62cm" svg:x2="16.875cm" svg:y2="5.445cm" draw:start-shape="id8" draw:start-glue-point="3" draw:end-shape="id3" svg:d="M17510 8620h-635v-3175" svg:viewBox="0 0 636 3176">
          <text:p/>
        </draw:connector>
        <draw:custom-shape draw:style-name="gr1" draw:text-style-name="P2" xml:id="id9" draw:id="id9" draw:layer="layout" svg:width="2.54cm" svg:height="1.27cm" svg:x="6.715cm" svg:y="4.175cm">
          <text:p text:style-name="P1"><text:span text:style-name="T1">Connexion</text:span></text:p>
          <text:p text:style-name="P1"><text:span text:style-name="T1">Déconnex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85cm" svg:y1="4.175cm" svg:x2="10.524cm" svg:y2="2.905cm" draw:start-shape="id9" draw:start-glue-point="0" draw:end-shape="id2" draw:end-glue-point="2" svg:d="M7985 4175v-635h2539v-635" svg:viewBox="0 0 2540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7:15:01.881218559</meta:creation-date>
    <dc:date>2015-05-24T17:28:22.097358082</dc:date>
    <meta:editing-duration>PT13M20S</meta:editing-duration>
    <meta:editing-cycles>2</meta:editing-cycles>
    <meta:generator>LibreOffice/4.3.7.2$Linux_X86_64 LibreOffice_project/430m0$Build-2</meta:generator>
    <meta:document-statistic meta:object-count="17"/>
  </office:meta>
</office:document-meta>
</file>